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 fo:margin-bottom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T11_4" style:family="text">
      <style:text-properties fo:font-style="italic" style:font-style-asian="italic" style:font-style-complex="italic" fo:language="none" fo:language-asian="none" fo:language-complex="none"/>
    </style:style>
    <style:style style:name="T11_5" style:family="text"/>
    <style:style style:name="P12" style:family="paragraph" style:parent-style-name="Normal">
      <style:paragraph-properties fo:margin-top="0.353cm"/>
    </style:style>
    <style:style style:name="T1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3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" style:family="paragraph" style:parent-style-name="Normal">
      <style:paragraph-properties fo:margin-top="0cm"/>
    </style:style>
    <style:style style:name="T1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" style:family="paragraph" style:parent-style-name="Normal">
      <style:paragraph-properties fo:margin-top="0cm"/>
    </style:style>
    <style:style style:name="T1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" style:family="paragraph" style:parent-style-name="Normal">
      <style:paragraph-properties fo:margin-top="0cm"/>
    </style:style>
    <style:style style:name="T1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7" style:family="paragraph" style:parent-style-name="Normal">
      <style:paragraph-properties fo:margin-top="0cm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8" style:family="paragraph" style:parent-style-name="Normal">
      <style:paragraph-properties fo:margin-top="0cm"/>
    </style:style>
    <style:style style:name="T1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9" style:family="paragraph" style:parent-style-name="Normal">
      <style:paragraph-properties fo:margin-top="0cm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T20_2" style:family="text">
      <style:text-properties fo:font-style="italic" style:font-style-asian="italic" style:font-style-complex="italic" fo:language="none" fo:language-asian="none" fo:language-complex="none"/>
    </style:style>
    <style:style style:name="T20_3" style:family="text"/>
    <style:style style:name="T20_4" style:family="text">
      <style:text-properties fo:font-style="italic" style:font-style-asian="italic" style:font-style-complex="italic" fo:language="none" fo:language-asian="none" fo:language-complex="none"/>
    </style:style>
    <style:style style:name="T20_5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>
      <style:text-properties fo:font-style="italic" style:font-style-asian="italic" style:font-style-complex="italic" fo:language="none" fo:language-asian="none" fo:language-complex="none"/>
    </style:style>
    <style:style style:name="T21_3" style:family="text"/>
    <style:style style:name="P22" style:family="paragraph" style:parent-style-name="Heading_20_3">
      <style:paragraph-properties fo:margin-top="0.496cm" fo:margin-bottom="0.496cm"/>
    </style:style>
    <style:style style:name="T2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3" style:family="paragraph" style:parent-style-name="Normal">
      <style:paragraph-properties fo:margin-top="0.423cm"/>
    </style:style>
    <style:style style:name="T23_1" style:family="text"/>
    <style:style style:name="T23_2" style:family="text">
      <style:text-properties fo:font-style="italic" style:font-style-asian="italic" style:font-style-complex="italic" fo:language="none" fo:language-asian="none" fo:language-complex="none"/>
    </style:style>
    <style:style style:name="T23_3" style:family="text"/>
    <style:style style:name="P24" style:family="paragraph" style:parent-style-name="Normal">
      <style:paragraph-properties fo:margin-top="0.423cm"/>
    </style:style>
    <style:style style:name="T24_1" style:family="text"/>
    <style:style style:name="T24_2" style:family="text">
      <style:text-properties fo:font-style="italic" style:font-style-asian="italic" style:font-style-complex="italic" fo:language="none" fo:language-asian="none" fo:language-complex="none"/>
    </style:style>
    <style:style style:name="T24_3" style:family="text"/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Heading_20_3">
      <style:paragraph-properties fo:margin-top="0.496cm" fo:margin-bottom="0.496cm"/>
    </style:style>
    <style:style style:name="T2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/>
    </style:style>
    <style:style style:name="T27_1" style:family="text"/>
    <style:style style:name="T27_2" style:family="text">
      <style:text-properties fo:font-style="italic" style:font-style-asian="italic" style:font-style-complex="italic" fo:language="none" fo:language-asian="none" fo:language-complex="none"/>
    </style:style>
    <style:style style:name="T27_3" style:family="text"/>
    <style:style style:name="P28" style:family="paragraph" style:parent-style-name="Normal">
      <style:paragraph-properties fo:margin-top="0.423cm"/>
    </style:style>
    <style:style style:name="T28_1" style:family="text"/>
    <style:style style:name="T28_2" style:family="text">
      <style:text-properties fo:font-style="italic" style:font-style-asian="italic" style:font-style-complex="italic" fo:language="none" fo:language-asian="none" fo:language-complex="none"/>
    </style:style>
    <style:style style:name="T28_3" style:family="text"/>
    <style:style style:name="T28_4" style:family="text">
      <style:text-properties fo:font-style="italic" style:font-style-asian="italic" style:font-style-complex="italic" fo:language="none" fo:language-asian="none" fo:language-complex="none"/>
    </style:style>
    <style:style style:name="T28_5" style:family="text"/>
    <style:style style:name="T28_6" style:family="text">
      <style:text-properties fo:font-style="italic" style:font-style-asian="italic" style:font-style-complex="italic" fo:language="none" fo:language-asian="none" fo:language-complex="none"/>
    </style:style>
    <style:style style:name="T28_7" style:family="text"/>
    <style:style style:name="T28_8" style:family="text">
      <style:text-properties fo:font-style="italic" style:font-style-asian="italic" style:font-style-complex="italic" fo:language="none" fo:language-asian="none" fo:language-complex="none"/>
    </style:style>
    <style:style style:name="T28_9" style:family="text"/>
    <style:style style:name="P29" style:family="paragraph" style:parent-style-name="Heading_20_2">
      <style:paragraph-properties fo:margin-top="0.527cm" fo:margin-bottom="0.527cm"/>
    </style:style>
    <style:style style:name="T2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0" style:family="paragraph" style:parent-style-name="Normal">
      <style:paragraph-properties fo:margin-top="0.423cm"/>
    </style:style>
    <style:style style:name="T30_1" style:family="text"/>
    <style:style style:name="P31" style:family="paragraph" style:parent-style-name="Normal">
      <style:paragraph-properties fo:margin-top="0.423cm"/>
    </style:style>
    <style:style style:name="T31_1" style:family="text"/>
    <style:style style:name="P32" style:family="paragraph" style:parent-style-name="Normal">
      <style:paragraph-properties fo:margin-top="0.423cm" fo:margin-bottom="0.423cm"/>
    </style:style>
    <style:style style:name="T32_1" style:family="text"/>
  </office:automatic-styles>
  <office:body>
    <office:text>
      <text:h text:style-name="P1" text:outline-level="1"><text:span text:style-name="T1_1">Comparing<text:s/>Major<text:s/>Mining<text:s/>Algorithm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0-17<text:s/>20:00:38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As<text:s/>it<text:s/>stands,<text:s/>all<text:s/>of<text:s/>the<text:s/>top<text:s/>cryptocurrencies<text:s/>(Bitcoin<text:s/>Cash,<text:s/>Ethereum,<text:s/>Litecoin,<text:s/>and<text:s/>Bitcoin)<text:s/>use<text:s/>proof-of-work<text:s/>mining<text:s/>to<text:s/>secure<text:s/>their<text:s/>networks.<text:s/>With<text:s/>proof-of-work,<text:s/>special<text:s/>nodes<text:s/>on<text:s/>the<text:s/>network<text:s/>called<text:s/>miners<text:s/>use<text:s/>their<text:s/>computing<text:s/>power<text:s/>to<text:s/>try<text:s/>and<text:s/>solve<text:s/>a<text:s/>mathematical<text:s/>problem.<text:s/>This<text:s/>problem<text:s/>is<text:s/>designed<text:s/>so<text:s/>that<text:s/>a<text:s/>miner<text:s/>has<text:s/>to<text:s/>do<text:s/>a<text:s/>bunch<text:s/>of<text:s/>guessing<text:s/>to<text:s/>get<text:s/>the<text:s/>answer,<text:s/>but<text:s/>anyone<text:s/>else<text:s/>can<text:s/>verify<text:s/>that<text:s/>answer<text:s/>very<text:s/>quickly.</text:span></text:p>
      <text:p text:style-name="P8"><text:span text:style-name="T8_1">The<text:s/>general<text:s/>idea<text:s/>across<text:s/>proof-of-work<text:s/>variations<text:s/>is<text:s/>the<text:s/>same:<text:s/>miners<text:s/>have<text:s/>to<text:s/>guess<text:s/>a<text:s/>bunch<text:s/>to<text:s/>get<text:s/>an<text:s/>answer,<text:s/>essentially<text:s/>proving<text:s/>that<text:s/>they've<text:s/>done<text:s/>some<text:s/>amount<text:s/>of<text:s/>work.<text:s/>And<text:s/>the<text:s/>collective<text:s/>amount<text:s/>of<text:s/>computing<text:s/>power<text:s/>on<text:s/>the<text:s/>network<text:s/>makes<text:s/>pulling<text:s/>off<text:s/>fraud<text:s/>impossibly<text:s/>hard.<text:s/>However,<text:s/>there<text:s/>are<text:s/>some<text:s/>different<text:s/>variations<text:s/>of<text:s/>these<text:s/>proof-of-work<text:s/>algorithms<text:s/>used<text:s/>in<text:s/>different<text:s/>cryptocurrencies.<text:s/>Let's<text:s/>take<text:s/>a<text:s/>high-level<text:s/>look<text:s/>at<text:s/>these<text:s/>variations<text:s/>and<text:s/>how<text:s/>they<text:s/>achieve<text:s/>the<text:s/>same<text:s/>goal<text:s/>in<text:s/>different<text:s/>ways.</text:span></text:p>
      <text:h text:style-name="P9" text:outline-level="2"><text:span text:style-name="T9_1">Mining<text:s/>Algorithm<text:s/>Variations</text:span></text:h>
      <text:h text:style-name="P10" text:outline-level="3"><text:span text:style-name="T10_1">Bitcoin<text:s/>Cash/Bitcoin<text:s/>Mining<text:s/>with<text:s/>SHA-256</text:span></text:h>
      <text:p text:style-name="P11"><text:span text:style-name="T11_1">The<text:s/>original<text:s/>mining<text:s/>algorithm<text:s/>used<text:s/>in<text:s/>a<text:s/>cryptocurrency<text:s/>is<text:s/>the<text:s/>fairly<text:s/>straightforward<text:s/>SHA-256<text:s/>used<text:s/>by<text:s/>Bitcoin.<text:s/>This<text:s/>mining<text:s/>algorithm<text:s/>solves<text:s/>a<text:s/>simple<text:s/>problem:<text:s/>given<text:s/>some<text:s/>block<text:s/>data,<text:s/>add<text:s/>a<text:s/>random<text:s/>number<text:s/>called<text:s/>a<text:s/>"nonce",<text:s/>and<text:s/>run<text:s/>that<text:s/>through<text:s/>the<text:s/>SHA-256<text:s/>hashing<text:s/>algorithm.<text:s/>This<text:s/></text:span><text:span text:style-name="T11_2">one<text:s/>way</text:span><text:span text:style-name="T11_3"><text:s/>cryptographic<text:s/>hash<text:s/>outputs<text:s/>a<text:s/>very<text:s/>large<text:s/>number<text:s/>(256<text:s/>bits<text:s/>if<text:s/>you're<text:s/>curious),<text:s/>and<text:s/>that<text:s/>number<text:s/>has<text:s/>to<text:s/>be<text:s/>less<text:s/>than<text:s/>a<text:s/></text:span><text:span text:style-name="T11_4">difficulty<text:s/>target<text:s/>number</text:span><text:span text:style-name="T11_5"><text:s/>for<text:s/>the<text:s/>problem<text:s/>to<text:s/>be<text:s/>"solved"<text:s/>with<text:s/>that<text:s/>nonce.<text:s/>With<text:s/>a<text:s/>simple<text:s/>toy<text:s/>algorithm<text:s/>(8<text:s/>bits)<text:s/>-<text:s/>a<text:s/>solution<text:s/>might<text:s/>look<text:s/>something<text:s/>like<text:s/>this:</text:span></text:p>
      <text:p text:style-name="P12"><text:span text:style-name="T12_1">0<text:s/>0<text:s/>1<text:s/>0<text:s/>0<text:s/>0<text:s/>0<text:s/>0<text:s/>-<text:s/>Difficulty<text:s/>target<text:s/>value</text:span></text:p>
      <text:p text:style-name="P13"/>
      <text:p text:style-name="P14"><text:span text:style-name="T14_1">1<text:s/>0<text:s/>0<text:s/>1<text:s/>1<text:s/>1<text:s/>1<text:s/>1<text:s/>-<text:s/>Guess<text:s/>#1<text:s/>is<text:s/>not<text:s/>valid<text:s/>-<text:s/>greater<text:s/>than<text:s/>target</text:span></text:p>
      <text:p text:style-name="P15"><text:span text:style-name="T15_1">...</text:span></text:p>
      <text:p text:style-name="P16"><text:span text:style-name="T16_1">...</text:span></text:p>
      <text:p text:style-name="P17"><text:span text:style-name="T17_1">...</text:span></text:p>
      <text:p text:style-name="P18"><text:span text:style-name="T18_1">...</text:span></text:p>
      <text:p text:style-name="P19"><text:span text:style-name="T19_1">0<text:s/>0<text:s/>0<text:s/>0<text:s/>1<text:s/>0<text:s/>1<text:s/>0<text:s/>-<text:s/>Guess<text:s/>N<text:s/>is<text:s/>a<text:s/>valid<text:s/>hash<text:s/>-<text:s/>less<text:s/>than<text:s/>target</text:span></text:p>
      <text:p text:style-name="P20"><text:span text:style-name="T20_1">This<text:s/>algorithm<text:s/>is<text:s/>a<text:s/>clean<text:s/>and<text:s/>simple<text:s/>one.<text:s/>Guess<text:s/>a<text:s/>number,<text:s/>hash<text:s/>the<text:s/>data,<text:s/>and<text:s/>hope<text:s/>the<text:s/>resulting<text:s/></text:span><text:span text:style-name="T20_2">block<text:s/>hash</text:span><text:span text:style-name="T20_3"><text:s/>is<text:s/>less<text:s/>than<text:s/>the<text:s/></text:span><text:span text:style-name="T20_4">difficulty<text:s/>target</text:span><text:span text:style-name="T20_5">.<text:s/></text:span></text:p>
      <text:p text:style-name="P21"><text:span text:style-name="T21_1">However,<text:s/>a<text:s/>disadvantage<text:s/>of<text:s/>this<text:s/>algorithm<text:s/>is<text:s/>in<text:s/>the<text:s/>equipment<text:s/>needed<text:s/>to<text:s/>contribute<text:s/>to<text:s/>mining<text:s/>on<text:s/>the<text:s/>network.<text:s/>SHA-256<text:s/>mining<text:s/>is<text:s/>a<text:s/>hard<text:s/></text:span><text:span text:style-name="T21_2">computing</text:span><text:span text:style-name="T21_3"><text:s/>problem,<text:s/>but<text:s/>that's<text:s/>all<text:s/>its<text:s/>limited<text:s/>by.<text:s/>As<text:s/>the<text:s/>Bitcoin<text:s/>network<text:s/>has<text:s/>adjusted<text:s/>the<text:s/>difficulty<text:s/>target<text:s/>over<text:s/>time,<text:s/>profitable<text:s/>mining<text:s/>has<text:s/>become<text:s/>limited<text:s/>to<text:s/>specialized<text:s/>computing<text:s/>devices<text:s/>called<text:s/>ASICS<text:s/>-<text:s/>Application<text:s/>Specific<text:s/>Integrated<text:s/>Circuits.<text:s/>It's<text:s/>not<text:s/>profitable<text:s/>or<text:s/>feasible<text:s/>for<text:s/>a<text:s/>single<text:s/>user<text:s/>like<text:s/>you<text:s/>or<text:s/>I<text:s/>to<text:s/>mine<text:s/>Bitcoin<text:s/>on<text:s/>a<text:s/>single<text:s/>device<text:s/>like<text:s/>a<text:s/>PC<text:s/>anymore<text:s/>-<text:s/>it's<text:s/>the<text:s/>world<text:s/>of<text:s/>specialized<text:s/>companies<text:s/>and<text:s/>mining<text:s/>pools.<text:s/>This<text:s/>can<text:s/>be<text:s/>considered<text:s/>a<text:s/>problem<text:s/>of<text:s/>centralization,<text:s/>as<text:s/>less<text:s/>everyday<text:s/>users<text:s/>can<text:s/>participate<text:s/>in<text:s/>this<text:s/>part<text:s/>of<text:s/>securing<text:s/>the<text:s/>network.</text:span></text:p>
      <text:h text:style-name="P22" text:outline-level="3"><text:span text:style-name="T22_1">Litecoin<text:s/>Mining<text:s/>with<text:s/>Scrypt</text:span></text:h>
      <text:p text:style-name="P23"><text:span text:style-name="T23_1">One<text:s/>of<text:s/>the<text:s/>first<text:s/>major<text:s/>forks<text:s/>of<text:s/>the<text:s/>Bitcoin<text:s/>codebase<text:s/>resulted<text:s/>in<text:s/>the<text:s/>popular<text:s/>currency<text:s/>Litecoin,<text:s/>which<text:s/>made<text:s/>changes<text:s/>to<text:s/>the<text:s/>mining<text:s/>algorithm<text:s/>in<text:s/>an<text:s/>attempt<text:s/>to<text:s/>solve<text:s/>this<text:s/>problem<text:s/>of<text:s/>a<text:s/>high<text:s/>barrier<text:s/>of<text:s/>entry<text:s/>for<text:s/>mining.<text:s/>Litecoin<text:s/>uses<text:s/>an<text:s/>alternative<text:s/>hashing<text:s/>algorithm<text:s/>called<text:s/></text:span><text:span text:style-name="T23_2">Scrypt<text:s/></text:span><text:span text:style-name="T23_3">in<text:s/>place<text:s/>of<text:s/>SHA-256.<text:s/>Scrypt<text:s/>is<text:s/>actually<text:s/>considered<text:s/>a<text:s/>key-derivation<text:s/>function<text:s/>rather<text:s/>than<text:s/>a<text:s/>pure<text:s/>hashing<text:s/>function,<text:s/>although<text:s/>the<text:s/>end<text:s/>goal<text:s/>is<text:s/>roughly<text:s/>the<text:s/>same:<text:s/>a<text:s/>one-way<text:s/>function<text:s/>that<text:s/>takes<text:s/>some<text:s/>data<text:s/>and<text:s/>outputs<text:s/>some<text:s/>bits<text:s/>that<text:s/>are<text:s/>the<text:s/>same<text:s/>every<text:s/>time<text:s/>for<text:s/>a<text:s/>particular<text:s/>input.<text:s/></text:span></text:p>
      <text:p text:style-name="P24"><text:span text:style-name="T24_1">The<text:s/>different<text:s/>with<text:s/>a<text:s/>key-derivation<text:s/>function<text:s/>or<text:s/>specialized<text:s/>hashing<text:s/>algorithm<text:s/>like<text:s/>this<text:s/>is<text:s/>that<text:s/>they're<text:s/>designed<text:s/>to<text:s/>be<text:s/>more<text:s/>computationally<text:s/>difficult<text:s/>that<text:s/>algorithms<text:s/>like<text:s/>SHA-256.<text:s/>Scrypt<text:s/>is<text:s/></text:span><text:span text:style-name="T24_2">memory<text:s/>hard</text:span><text:span text:style-name="T24_3">,<text:s/>meaning<text:s/>that<text:s/>the<text:s/>algorithm<text:s/>is<text:s/>more<text:s/>limited<text:s/>by<text:s/>the<text:s/>available<text:s/>memory<text:s/>in<text:s/>the<text:s/>system<text:s/>than<text:s/>by<text:s/>the<text:s/>computing<text:s/>power.<text:s/></text:span></text:p>
      <text:p text:style-name="P25"><text:span text:style-name="T25_1">For<text:s/>key<text:s/>derivation,<text:s/>this<text:s/>is<text:s/>great<text:s/>because<text:s/>it's<text:s/>hard<text:s/>to<text:s/>do<text:s/>brute<text:s/>force<text:s/>attacks<text:s/>on<text:s/>a<text:s/>database<text:s/>of<text:s/>keys<text:s/>-<text:s/>in<text:s/>other<text:s/>words,<text:s/>it's<text:s/>hard<text:s/>to<text:s/>guess<text:s/>what<text:s/>the<text:s/>original<text:s/>password<text:s/>was.<text:s/>For<text:s/>our<text:s/>mining<text:s/>algorithm,<text:s/>it's<text:s/>great<text:s/>because<text:s/>ASICs<text:s/>don't<text:s/>really<text:s/>give<text:s/>miners<text:s/>an<text:s/>advantage.<text:s/>This<text:s/>makes<text:s/>mining<text:s/>easier<text:s/>for<text:s/>folks<text:s/>that<text:s/>only<text:s/>have<text:s/>access<text:s/>to<text:s/>devices<text:s/>like<text:s/>GPUs,<text:s/>and<text:s/>prevents<text:s/>some<text:s/>of<text:s/>the<text:s/>mining<text:s/>centralization<text:s/>and<text:s/>barrier<text:s/>to<text:s/>entry<text:s/>that's<text:s/>seen<text:s/>with<text:s/>SHA-256<text:s/>mining.</text:span></text:p>
      <text:h text:style-name="P26" text:outline-level="3"><text:span text:style-name="T26_1">Ethereum<text:s/>Mining<text:s/>with<text:s/>Ethash</text:span></text:h>
      <text:p text:style-name="P27"><text:span text:style-name="T27_1">Ethereum<text:s/>mining<text:s/>follows<text:s/>a<text:s/>similar<text:s/>model<text:s/>to<text:s/>Litecoin<text:s/>-<text:s/>it<text:s/>was<text:s/>designed<text:s/>to<text:s/>prevent<text:s/>mining<text:s/>centralization.<text:s/>However,<text:s/>Ethereum<text:s/>goes<text:s/>further<text:s/>than<text:s/>simply<text:s/>using<text:s/>a<text:s/>memory-hard<text:s/>key<text:s/>derivation<text:s/>function<text:s/>or<text:s/>something<text:s/>of<text:s/>that<text:s/>nature.<text:s/>Ethereum<text:s/>uses<text:s/>its<text:s/>own<text:s/>memory-hard<text:s/>algorithm<text:s/>for<text:s/>mining<text:s/>called<text:s/></text:span><text:span text:style-name="T27_2">Ethash</text:span><text:span text:style-name="T27_3">,<text:s/>custom<text:s/>designed<text:s/>by<text:s/>its<text:s/>creators.</text:span></text:p>
      <text:p text:style-name="P28"><text:span text:style-name="T28_1">Ethash<text:s/>is<text:s/>based<text:s/>on<text:s/>an<text:s/>algorithm<text:s/>called<text:s/></text:span><text:span text:style-name="T28_2">Dagger-Hashimoto<text:s/></text:span><text:span text:style-name="T28_3">used<text:s/>to<text:s/>make<text:s/>mining<text:s/>a<text:s/>memory-hard<text:s/>problem.<text:s/>Every<text:s/>N<text:s/>blocks<text:s/>or<text:s/>so,<text:s/>a<text:s/>large<text:s/>dataset<text:s/>is<text:s/>generated<text:s/>using<text:s/>the<text:s/>block<text:s/>data<text:s/>as<text:s/>a<text:s/>"seed".<text:s/>The<text:s/></text:span><text:span text:style-name="T28_4">Dagger<text:s/></text:span><text:span text:style-name="T28_5">part<text:s/>of<text:s/>the<text:s/>algorithm<text:s/>was<text:s/>designed<text:s/>by<text:s/>Ethereum's<text:s/>creator<text:s/>Vitalik<text:s/>Buterin<text:s/>to<text:s/>make<text:s/>mining<text:s/>memory<text:s/>hard,<text:s/>but<text:s/>make<text:s/>verifying<text:s/>the<text:s/>answer<text:s/>relatively<text:s/>easy<text:s/>for<text:s/>non-mining<text:s/>nodes<text:s/>on<text:s/>the<text:s/>network.<text:s/>The<text:s/></text:span><text:span text:style-name="T28_6">Hashimoto<text:s/></text:span><text:span text:style-name="T28_7">part<text:s/>was<text:s/>designed<text:s/>by<text:s/>Thaddeus<text:s/>Dryja<text:s/>to<text:s/>make<text:s/>a<text:s/>memory-hard<text:s/>hashing<text:s/>problem.<text:s/>Combining<text:s/>these<text:s/>concepts<text:s/>into<text:s/></text:span><text:span text:style-name="T28_8">Ethash</text:span><text:span text:style-name="T28_9"><text:s/>makes<text:s/>a<text:s/>mining<text:s/>algorithm<text:s/>that's<text:s/>less<text:s/>prone<text:s/>to<text:s/>requiring<text:s/>specialized<text:s/>hardware<text:s/>over<text:s/>time<text:s/>than<text:s/>SHA-256<text:s/>mining.</text:span></text:p>
      <text:h text:style-name="P29" text:outline-level="2"><text:span text:style-name="T29_1">Mining<text:s/>Variations<text:s/>-<text:s/>Same<text:s/>Idea,<text:s/>Different<text:s/>Requirements</text:span></text:h>
      <text:p text:style-name="P30"><text:span text:style-name="T30_1">The<text:s/>overall<text:s/>problem<text:s/>in<text:s/>proof-of-work<text:s/>mining<text:s/>is<text:s/>the<text:s/>same<text:s/>across<text:s/>currencies<text:s/>and<text:s/>algorithm<text:s/>variations<text:s/>-<text:s/>a<text:s/>mining<text:s/>node<text:s/>must<text:s/>expend<text:s/>resources<text:s/>to<text:s/>guess<text:s/>a<text:s/>bunch<text:s/>and<text:s/>find<text:s/>an<text:s/>answer<text:s/>to<text:s/>the<text:s/>problem.<text:s/>However,<text:s/>there<text:s/>are<text:s/>a<text:s/>variety<text:s/>of<text:s/>ways<text:s/>in<text:s/>which<text:s/>problem<text:s/>those<text:s/>miners<text:s/>solve<text:s/>can<text:s/>be<text:s/>constructed.<text:s/></text:span></text:p>
      <text:p text:style-name="P31"><text:span text:style-name="T31_1">Some<text:s/>variations<text:s/>like<text:s/>SHA-256<text:s/>are<text:s/>simple,<text:s/>but<text:s/>prone<text:s/>to<text:s/>centralization<text:s/>and<text:s/>specialized<text:s/>hardware<text:s/>requirements<text:s/>over<text:s/>time.<text:s/>Other<text:s/>like<text:s/>Litecoin<text:s/>and<text:s/>Ethereum<text:s/>take<text:s/>a<text:s/>different<text:s/>approach,<text:s/>desiring<text:s/>to<text:s/>make<text:s/>mining<text:s/>a<text:s/>more<text:s/>equitable<text:s/>process<text:s/>across<text:s/>the<text:s/>network<text:s/>at<text:s/>the<text:s/>expense<text:s/>of<text:s/>some<text:s/>complexity.<text:s/></text:span></text:p>
      <text:p text:style-name="P32"><text:span text:style-name="T32_1">Regardless<text:s/>of<text:s/>the<text:s/>approach,<text:s/>proof-of-work<text:s/>mining<text:s/>allows<text:s/>lots<text:s/>of<text:s/>individuals<text:s/>to<text:s/>come<text:s/>together<text:s/>and<text:s/>create<text:s/>a<text:s/>peer-to-peer<text:s/>network<text:s/>of<text:s/>money,<text:s/>without<text:s/>the<text:s/>need<text:s/>to<text:s/>trust<text:s/>any<text:s/>one<text:s/>central<text:s/>"clearing<text:s/>house"<text:s/>to<text:s/>process<text:s/>transactions.<text:s/>Proof-of-work<text:s/>mining<text:s/>makes<text:s/>pulling<text:s/>off<text:s/>fraud<text:s/>a<text:s/>difficult<text:s/>or<text:s/>impossible<text:s/>endeavor,<text:s/>so<text:s/>that<text:s/>these<text:s/>currencies<text:s/>remain<text:s/>globally<text:s/>decentralized<text:s/>and<text:s/>secure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Comparing Major Mining Algorithm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